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8AB81333AD8BD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fo:font-weight="bold" officeooo:rsid="000dd026" officeooo:paragraph-rsid="000dd026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953in, 1.2102in, 0.5654in, 4.291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2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4634in" svg:y="0.2756in" svg:width="6.5563in" svg:height="4.6118in" draw:z-index="0"><draw:image xlink:href="Pictures/10000000000005560000030008AB81333AD8BD2A.png" xlink:type="simple" xlink:show="embed" xlink:actuate="onLoad"/></draw:frame><draw:frame text:anchor-type="paragraph" draw:z-index="1" draw:name="Shape3" draw:style-name="gr1" draw:text-style-name="P2" svg:width="0.1795in" svg:height="0.1925in" svg:x="4.8043in" svg:y="2.6472in"><draw:text-box><text:p>1</text:p></draw:text-box></draw:frame><draw:frame text:anchor-type="paragraph" draw:z-index="2" draw:name="Shape1" draw:style-name="gr2" draw:text-style-name="P2" svg:width="0.2386in" svg:height="0.224in" svg:x="2.3492in" svg:y="0.9138in"><draw:text-box><text:p>n</text:p></draw:text-box></draw:frame><draw:frame text:anchor-type="paragraph" draw:z-index="3" draw:name="Shape4" draw:style-name="gr1" draw:text-style-name="P2" svg:width="0.2087in" svg:height="0.1925in" svg:x="3.6217in" svg:y="2.6898in"><draw:text-box><text:p>n</text:p></draw:text-box></draw:frame><draw:frame text:anchor-type="paragraph" draw:z-index="4" draw:name="Shape8" draw:style-name="gr3" draw:text-style-name="P2" svg:width="0.2831in" svg:height="0.2012in" svg:x="5.2807in" svg:y="3.7835in"><draw:text-box><text:p>n</text:p></draw:text-box></draw:frame><draw:frame text:anchor-type="paragraph" draw:z-index="5" draw:name="Shape9" draw:style-name="gr1" draw:text-style-name="P2" svg:width="0.2087in" svg:height="0.1925in" svg:x="2.3563in" svg:y="1.7362in"><draw:text-box><text:p>1</text:p></draw:text-box></draw:frame><draw:frame text:anchor-type="paragraph" draw:z-index="6" draw:name="Shape6" draw:style-name="gr4" draw:text-style-name="P2" svg:width="0.1634in" svg:height="0.1941in" svg:x="2.848in" svg:y="3.8193in"><draw:text-box><text:p>n</text:p></draw:text-box></draw:frame><draw:frame text:anchor-type="paragraph" draw:z-index="7" draw:name="Shape7" draw:style-name="gr5" draw:text-style-name="P2" svg:width="0.276in" svg:height="0.1925in" svg:x="5.2728in" svg:y="3.1835in"><draw:text-box><text:p>m</text:p></draw:text-box></draw:frame><draw:frame text:anchor-type="paragraph" draw:z-index="8" draw:name="Shape11" draw:style-name="gr6" draw:text-style-name="P2" svg:width="0.1787in" svg:height="0.1925in" svg:x="3.1228in" svg:y="2.2272in"><draw:text-box><text:p>m</text:p></draw:text-box></draw:frame><draw:frame text:anchor-type="paragraph" draw:z-index="9" draw:name="Shape5" draw:style-name="gr7" draw:text-style-name="P2" svg:width="0.3358in" svg:height="0.1925in" svg:x="3.6063in" svg:y="4.0591in"><draw:text-box><text:p>m</text:p></draw:text-box></draw:frame><draw:frame text:anchor-type="paragraph" draw:z-index="10" draw:name="Shape10" draw:style-name="gr7" draw:text-style-name="P2" svg:width="0.2386in" svg:height="0.1925in" svg:x="3.5917in" svg:y="1.7382in"><draw:text-box><text:p>n</text:p></draw:text-box></draw:frame><draw:frame text:anchor-type="paragraph" draw:z-index="11" draw:name="Shape2" draw:style-name="gr8" draw:text-style-name="P2" svg:width="0.2531in" svg:height="0.1925in" svg:x="3.5252in" svg:y="0.998in"><draw:text-box><text:p>1</text:p></draw:text-box></draw:frame>Exercis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2:11:12.090256156</meta:creation-date>
    <meta:editing-duration>PT20M52S</meta:editing-duration>
    <meta:editing-cycles>7</meta:editing-cycles>
    <meta:generator>LibreOffice/5.1.6.2$Linux_X86_64 LibreOffice_project/10m0$Build-2</meta:generator>
    <dc:date>2018-08-24T16:13:55.269311319</dc:date>
    <meta:document-statistic meta:table-count="0" meta:image-count="1" meta:object-count="0" meta:page-count="1" meta:paragraph-count="1" meta:word-count="1" meta:character-count="9" meta:non-whitespace-character-count="9"/>
  </office:meta>
</office:document-meta>
</file>